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2.462cm"/>
    </style:style>
    <style:style style:name="Column2" style:family="table-column">
      <style:table-column-properties style:column-width="4.048cm"/>
    </style:style>
    <style:style style:name="Row1" style:family="table-row"/>
    <style:style style:name="Cell1" style:family="table-cell">
      <style:table-cell-properties fo:background-color="#d53880" style:vertical-align="top" fo:padding-top="0.176cm" fo:border-top="#d53880 0.035cm solid" fo:padding-bottom="0.176cm" fo:border-bottom="#d53880 0.035cm solid" fo:padding-left="0.176cm" fo:border-left="#d53880 0.035cm solid" fo:padding-right="0.176cm" fo:border-right="#d5388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_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fo:background-color="#d53880" style:vertical-align="top" fo:padding-top="0.176cm" fo:border-top="#d53880 0.035cm solid" fo:padding-bottom="0.176cm" fo:border-bottom="#d53880 0.035cm solid" fo:padding-left="0.176cm" fo:border-left="#d53880 0.035cm solid" fo:padding-right="0.176cm" fo:border-right="#d53880 0.035cm solid"/>
    </style:style>
    <style:style style:name="P6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9.525cm"/>
    </style:style>
    <style:style style:name="Column4" style:family="table-column">
      <style:table-column-properties style:column-width="6.985cm"/>
    </style:style>
    <style:style style:name="Row2" style:family="table-row"/>
    <style:style style:name="Cell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d5388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d5388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d538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d5388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d5388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df303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d5388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d5388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d5388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d5388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d5388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d5388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Heading_20_1">
      <style:paragraph-properties fo:break-before="auto" fo:line-height="115%" style:writing-mode="lr-tb"/>
    </style:style>
    <style:style style:name="T12_1" style:family="text">
      <style:text-properties fo:color="#d53880"/>
    </style:style>
    <style:style style:name="T12_2" style:family="text">
      <style:text-properties fo:color="#d53880"/>
    </style:style>
    <style:style style:name="T12_3" style:family="text">
      <style:text-properties fo:color="#d53880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P20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20_1" style:family="text">
      <style:text-properties fo:color="#d53880" style:font-name="Arial" style:font-name-asian="Arial" style:font-name-complex="Arial"/>
    </style:style>
    <style:style style:name="T20_2" style:family="text">
      <style:text-properties fo:color="#d53880" style:font-name="Arial" style:font-name-asian="Arial" style:font-name-complex="Arial"/>
    </style:style>
    <style:style style:name="T20_3" style:family="text">
      <style:text-properties fo:color="#d53880" style:font-name="Arial" style:font-name-asian="Arial" style:font-name-complex="Arial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P2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Gwen</text:span><text:span text:style-name="T2_2"><text:s/></text:span><text:span text:style-name="T2_3">low</text:span><text:span text:style-name="T2_4"><text:s/></text:span><text:span text:style-name="T2_5">confidence</text:span><text:span text:style-name="T2_6">,<text:s/></text:span><text:span text:style-name="T2_7">no</text:span><text:span text:style-name="T2_8"><text:s/></text:span><text:span text:style-name="T2_9">access</text:span></text:p>
            <text:p text:style-name="P3"/>
            <text:p text:style-name="P4"><text:span text:style-name="T4_1">“</text:span><text:span text:style-name="T4_2">I</text:span><text:span text:style-name="T4_3"><text:s/></text:span><text:span text:style-name="T4_4">don</text:span><text:span text:style-name="T4_5">’</text:span><text:span text:style-name="T4_6">t</text:span><text:span text:style-name="T4_7"><text:s/></text:span><text:span text:style-name="T4_8">want</text:span><text:span text:style-name="T4_9"><text:s/></text:span><text:span text:style-name="T4_10">to</text:span><text:span text:style-name="T4_11"><text:s/></text:span><text:span text:style-name="T4_12">leave</text:span><text:span text:style-name="T4_13"><text:s/></text:span><text:span text:style-name="T4_14">my</text:span><text:span text:style-name="T4_15"><text:s/></text:span><text:span text:style-name="T4_16">house</text:span><text:span text:style-name="T4_17">,<text:s/></text:span><text:span text:style-name="T4_18">its</text:span><text:span text:style-name="T4_19"><text:s/></text:span><text:span text:style-name="T4_20">the</text:span><text:span text:style-name="T4_21"><text:s/></text:span><text:span text:style-name="T4_22">only</text:span><text:span text:style-name="T4_23"><text:s/></text:span><text:span text:style-name="T4_24">place</text:span><text:span text:style-name="T4_25"><text:s/></text:span><text:span text:style-name="T4_26">I</text:span><text:span text:style-name="T4_27"><text:s/></text:span><text:span text:style-name="T4_28">feel</text:span><text:span text:style-name="T4_29"><text:s/></text:span><text:span text:style-name="T4_30">safe</text:span><text:span text:style-name="T4_31">”</text:span></text:p>
            <text:p text:style-name="P5"/>
          </table:table-cell>
          <table:table-cell table:style-name="Cell2">
            <text:p text:style-name="P6"/>
          </table:table-cell>
        </table:table-row>
      </table:table>
      <text:p text:style-name="P7"/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8"><text:span text:style-name="T8_1">Age</text:span><text:span text:style-name="T8_2">:</text:span><text:span text:style-name="T8_3"><text:s/></text:span><text:span text:style-name="T8_4">75</text:span></text:p>
            <text:p text:style-name="P9"><text:span text:style-name="T9_1">Job</text:span><text:span text:style-name="T9_2">:</text:span><text:span text:style-name="T9_3"><text:s/></text:span><text:span text:style-name="T9_4">retired</text:span></text:p>
            <text:p text:style-name="P10"><text:span text:style-name="T10_1">Digital</text:span><text:span text:style-name="T10_2"><text:s/></text:span><text:span text:style-name="T10_3">inclusion</text:span><text:span text:style-name="T10_4"><text:s/></text:span><text:span text:style-name="T10_5">scale</text:span><text:span text:style-name="T10_6">:<text:s/></text:span><text:span text:style-name="T10_7">1<text:s/></text:span><text:span text:style-name="T10_8">never</text:span><text:span text:style-name="T10_9"><text:s/></text:span><text:span text:style-name="T10_10">have</text:span><text:span text:style-name="T10_11">,<text:s/></text:span><text:span text:style-name="T10_12">never</text:span><text:span text:style-name="T10_13"><text:s/></text:span><text:span text:style-name="T10_14">will</text:span></text:p>
          </table:table-cell>
          <table:table-cell table:style-name="Cell4">
            <text:p text:style-name="P11"/>
          </table:table-cell>
        </table:table-row>
      </table:table>
      <text:h text:style-name="P12" text:outline-level="10"><text:bookmark-start text:name="h.qvp9e16akl4b"/><text:bookmark-end text:name="h.qvp9e16akl4b"/><text:span text:style-name="T12_1">About</text:span><text:span text:style-name="T12_2"><text:s/></text:span><text:span text:style-name="T12_3">Gwen</text:span></text:h>
      <text:p text:style-name="P13"><text:span text:style-name="T13_1">Gwen</text:span><text:span text:style-name="T13_2"><text:s/></text:span><text:span text:style-name="T13_3">was</text:span><text:span text:style-name="T13_4"><text:s/></text:span><text:span text:style-name="T13_5">diagnosed</text:span><text:span text:style-name="T13_6"><text:s/></text:span><text:span text:style-name="T13_7">with</text:span><text:span text:style-name="T13_8"><text:s/></text:span><text:span text:style-name="T13_9">Alzheimer</text:span><text:span text:style-name="T13_10">’</text:span><text:span text:style-name="T13_11">s</text:span><text:span text:style-name="T13_12"><text:s/></text:span><text:span text:style-name="T13_13">disease</text:span><text:span text:style-name="T13_14"><text:s/>5<text:s/></text:span><text:span text:style-name="T13_15">years</text:span><text:span text:style-name="T13_16"><text:s/></text:span><text:span text:style-name="T13_17">ago</text:span><text:span text:style-name="T13_18"><text:s/></text:span><text:span text:style-name="T13_19">and</text:span><text:span text:style-name="T13_20"><text:s/></text:span><text:span text:style-name="T13_21">has</text:span><text:span text:style-name="T13_22"><text:s/></text:span><text:span text:style-name="T13_23">cataracts</text:span><text:span text:style-name="T13_24"><text:s/></text:span><text:span text:style-name="T13_25">in</text:span><text:span text:style-name="T13_26"><text:s/></text:span><text:span text:style-name="T13_27">both</text:span><text:span text:style-name="T13_28"><text:s/></text:span><text:span text:style-name="T13_29">eyes</text:span><text:span text:style-name="T13_30">,<text:s/></text:span><text:span text:style-name="T13_31">which</text:span><text:span text:style-name="T13_32"><text:s/></text:span><text:span text:style-name="T13_33">is</text:span><text:span text:style-name="T13_34"><text:s/></text:span><text:span text:style-name="T13_35">currently</text:span><text:span text:style-name="T13_36"><text:s/></text:span><text:span text:style-name="T13_37">manageable</text:span><text:span text:style-name="T13_38">.<text:s/></text:span></text:p>
      <text:p text:style-name="P14"/>
      <text:p text:style-name="P15"><text:span text:style-name="T15_1">Gwen</text:span><text:span text:style-name="T15_2"><text:s/></text:span><text:span text:style-name="T15_3">retired</text:span><text:span text:style-name="T15_4"><text:s/></text:span><text:span text:style-name="T15_5">from</text:span><text:span text:style-name="T15_6"><text:s/></text:span><text:span text:style-name="T15_7">her</text:span><text:span text:style-name="T15_8"><text:s/></text:span><text:span text:style-name="T15_9">job</text:span><text:span text:style-name="T15_10"><text:s/></text:span><text:span text:style-name="T15_11">as</text:span><text:span text:style-name="T15_12"><text:s/></text:span><text:span text:style-name="T15_13">a</text:span><text:span text:style-name="T15_14"><text:s/></text:span><text:span text:style-name="T15_15">dinner</text:span><text:span text:style-name="T15_16"><text:s/></text:span><text:span text:style-name="T15_17">lady</text:span><text:span text:style-name="T15_18"><text:s/></text:span><text:span text:style-name="T15_19">over</text:span><text:span text:style-name="T15_20"><text:s/>10<text:s/></text:span><text:span text:style-name="T15_21">years</text:span><text:span text:style-name="T15_22"><text:s/></text:span><text:span text:style-name="T15_23">ago</text:span><text:span text:style-name="T15_24">,<text:s/></text:span><text:span text:style-name="T15_25">she</text:span><text:span text:style-name="T15_26"><text:s/></text:span><text:span text:style-name="T15_27">has</text:span><text:span text:style-name="T15_28"><text:s/></text:span><text:span text:style-name="T15_29">no</text:span><text:span text:style-name="T15_30"><text:s/></text:span><text:span text:style-name="T15_31">children</text:span><text:span text:style-name="T15_32"><text:s/></text:span><text:span text:style-name="T15_33">of</text:span><text:span text:style-name="T15_34"><text:s/></text:span><text:span text:style-name="T15_35">her</text:span><text:span text:style-name="T15_36"><text:s/></text:span><text:span text:style-name="T15_37">own</text:span><text:span text:style-name="T15_38"><text:s/></text:span><text:span text:style-name="T15_39">and</text:span><text:span text:style-name="T15_40"><text:s/></text:span><text:span text:style-name="T15_41">many</text:span><text:span text:style-name="T15_42"><text:s/></text:span><text:span text:style-name="T15_43">of</text:span><text:span text:style-name="T15_44"><text:s/></text:span><text:span text:style-name="T15_45">her</text:span><text:span text:style-name="T15_46"><text:s/></text:span><text:span text:style-name="T15_47">friends</text:span><text:span text:style-name="T15_48"><text:s/></text:span><text:span text:style-name="T15_49">have</text:span><text:span text:style-name="T15_50"><text:s/></text:span><text:span text:style-name="T15_51">either</text:span><text:span text:style-name="T15_52"><text:s/></text:span><text:span text:style-name="T15_53">died</text:span><text:span text:style-name="T15_54"><text:s/></text:span><text:span text:style-name="T15_55">or</text:span><text:span text:style-name="T15_56"><text:s/></text:span><text:span text:style-name="T15_57">moved</text:span><text:span text:style-name="T15_58"><text:s/></text:span><text:span text:style-name="T15_59">away</text:span><text:span text:style-name="T15_60"><text:s/></text:span><text:span text:style-name="T15_61">from</text:span><text:span text:style-name="T15_62"><text:s/></text:span><text:span text:style-name="T15_63">the</text:span><text:span text:style-name="T15_64"><text:s/></text:span><text:span text:style-name="T15_65">area</text:span><text:span text:style-name="T15_66">.<text:s/></text:span><text:span text:style-name="T15_67">She</text:span><text:span text:style-name="T15_68"><text:s/></text:span><text:span text:style-name="T15_69">has</text:span><text:span text:style-name="T15_70"><text:s/></text:span><text:span text:style-name="T15_71">never</text:span><text:span text:style-name="T15_72"><text:s/></text:span><text:span text:style-name="T15_73">needed</text:span><text:span text:style-name="T15_74"><text:s/></text:span><text:span text:style-name="T15_75">to</text:span><text:span text:style-name="T15_76"><text:s/></text:span><text:span text:style-name="T15_77">use</text:span><text:span text:style-name="T15_78"><text:s/></text:span><text:span text:style-name="T15_79">a</text:span><text:span text:style-name="T15_80"><text:s/></text:span><text:span text:style-name="T15_81">computer</text:span><text:span text:style-name="T15_82"><text:s/></text:span><text:span text:style-name="T15_83">in</text:span><text:span text:style-name="T15_84"><text:s/></text:span><text:span text:style-name="T15_85">any</text:span><text:span text:style-name="T15_86"><text:s/></text:span><text:span text:style-name="T15_87">of</text:span><text:span text:style-name="T15_88"><text:s/></text:span><text:span text:style-name="T15_89">her</text:span><text:span text:style-name="T15_90"><text:s/></text:span><text:span text:style-name="T15_91">previous</text:span><text:span text:style-name="T15_92"><text:s/></text:span><text:span text:style-name="T15_93">jobs</text:span><text:span text:style-name="T15_94">.<text:s/></text:span></text:p>
      <text:p text:style-name="P16"/>
      <text:p text:style-name="P17"><text:span text:style-name="T17_1">Her</text:span><text:span text:style-name="T17_2"><text:s/></text:span><text:span text:style-name="T17_3">family</text:span><text:span text:style-name="T17_4"><text:s/></text:span><text:span text:style-name="T17_5">realise</text:span><text:span text:style-name="T17_6"><text:s/></text:span><text:span text:style-name="T17_7">that</text:span><text:span text:style-name="T17_8"><text:s/></text:span><text:span text:style-name="T17_9">she</text:span><text:span text:style-name="T17_10"><text:s/></text:span><text:span text:style-name="T17_11">is</text:span><text:span text:style-name="T17_12"><text:s/></text:span><text:span text:style-name="T17_13">becoming</text:span><text:span text:style-name="T17_14"><text:s/></text:span><text:span text:style-name="T17_15">more</text:span><text:span text:style-name="T17_16"><text:s/></text:span><text:span text:style-name="T17_17">disoriented</text:span><text:span text:style-name="T17_18"><text:s/></text:span><text:span text:style-name="T17_19">when</text:span><text:span text:style-name="T17_20"><text:s/></text:span><text:span text:style-name="T17_21">she</text:span><text:span text:style-name="T17_22">’</text:span><text:span text:style-name="T17_23">s</text:span><text:span text:style-name="T17_24"><text:s/></text:span><text:span text:style-name="T17_25">out</text:span><text:span text:style-name="T17_26"><text:s/></text:span><text:span text:style-name="T17_27">and</text:span><text:span text:style-name="T17_28"><text:s/></text:span><text:span text:style-name="T17_29">about</text:span><text:span text:style-name="T17_30">,<text:s/></text:span><text:span text:style-name="T17_31">and</text:span><text:span text:style-name="T17_32"><text:s/></text:span><text:span text:style-name="T17_33">sometimes</text:span><text:span text:style-name="T17_34"><text:s/></text:span><text:span text:style-name="T17_35">forgets</text:span><text:span text:style-name="T17_36"><text:s/></text:span><text:span text:style-name="T17_37">where</text:span><text:span text:style-name="T17_38"><text:s/></text:span><text:span text:style-name="T17_39">she</text:span><text:span text:style-name="T17_40"><text:s/></text:span><text:span text:style-name="T17_41">is</text:span><text:span text:style-name="T17_42"><text:s/></text:span><text:span text:style-name="T17_43">going</text:span><text:span text:style-name="T17_44">.<text:s/></text:span><text:span text:style-name="T17_45">Her</text:span><text:span text:style-name="T17_46"><text:s/></text:span><text:span text:style-name="T17_47">family</text:span><text:span text:style-name="T17_48"><text:s/></text:span><text:span text:style-name="T17_49">do</text:span><text:span text:style-name="T17_50"><text:s/></text:span><text:span text:style-name="T17_51">not</text:span><text:span text:style-name="T17_52"><text:s/></text:span><text:span text:style-name="T17_53">have</text:span><text:span text:style-name="T17_54"><text:s/></text:span><text:span text:style-name="T17_55">the</text:span><text:span text:style-name="T17_56"><text:s/></text:span><text:span text:style-name="T17_57">capacity</text:span><text:span text:style-name="T17_58"><text:s/></text:span><text:span text:style-name="T17_59">to</text:span><text:span text:style-name="T17_60"><text:s/></text:span><text:span text:style-name="T17_61">take</text:span><text:span text:style-name="T17_62"><text:s/></text:span><text:span text:style-name="T17_63">care</text:span><text:span text:style-name="T17_64"><text:s/></text:span><text:span text:style-name="T17_65">of</text:span><text:span text:style-name="T17_66"><text:s/></text:span><text:span text:style-name="T17_67">her</text:span><text:span text:style-name="T17_68"><text:s/></text:span><text:span text:style-name="T17_69">and</text:span><text:span text:style-name="T17_70"><text:s/></text:span><text:span text:style-name="T17_71">feel</text:span><text:span text:style-name="T17_72"><text:s/></text:span><text:span text:style-name="T17_73">that</text:span><text:span text:style-name="T17_74"><text:s/></text:span><text:span text:style-name="T17_75">Gwen</text:span><text:span text:style-name="T17_76"><text:s/></text:span><text:span text:style-name="T17_77">is</text:span><text:span text:style-name="T17_78"><text:s/></text:span><text:span text:style-name="T17_79">becoming</text:span><text:span text:style-name="T17_80"><text:s/></text:span><text:span text:style-name="T17_81">harder</text:span><text:span text:style-name="T17_82"><text:s/></text:span><text:span text:style-name="T17_83">to</text:span><text:span text:style-name="T17_84"><text:s/></text:span><text:span text:style-name="T17_85">manage</text:span><text:span text:style-name="T17_86">.</text:span></text:p>
      <text:p text:style-name="P18"/>
      <text:p text:style-name="P19"><text:span text:style-name="T19_1">For</text:span><text:span text:style-name="T19_2"><text:s/></text:span><text:span text:style-name="T19_3">someone</text:span><text:span text:style-name="T19_4"><text:s/></text:span><text:span text:style-name="T19_5">who</text:span><text:span text:style-name="T19_6"><text:s/></text:span><text:span text:style-name="T19_7">led</text:span><text:span text:style-name="T19_8"><text:s/></text:span><text:span text:style-name="T19_9">such</text:span><text:span text:style-name="T19_10"><text:s/></text:span><text:span text:style-name="T19_11">an</text:span><text:span text:style-name="T19_12"><text:s/></text:span><text:span text:style-name="T19_13">independent</text:span><text:span text:style-name="T19_14"><text:s/></text:span><text:span text:style-name="T19_15">life</text:span><text:span text:style-name="T19_16">,<text:s/></text:span><text:span text:style-name="T19_17">Gwen</text:span><text:span text:style-name="T19_18"><text:s/></text:span><text:span text:style-name="T19_19">is</text:span><text:span text:style-name="T19_20"><text:s/></text:span><text:span text:style-name="T19_21">frustrated</text:span><text:span text:style-name="T19_22"><text:s/></text:span><text:span text:style-name="T19_23">and</text:span><text:span text:style-name="T19_24"><text:s/></text:span><text:span text:style-name="T19_25">upset</text:span><text:span text:style-name="T19_26"><text:s/></text:span><text:span text:style-name="T19_27">by</text:span><text:span text:style-name="T19_28"><text:s/></text:span><text:span text:style-name="T19_29">becoming</text:span><text:span text:style-name="T19_30"><text:s/></text:span><text:span text:style-name="T19_31">increasingly</text:span><text:span text:style-name="T19_32"><text:s/></text:span><text:span text:style-name="T19_33">housebound</text:span><text:span text:style-name="T19_34"><text:s/></text:span><text:span text:style-name="T19_35">and</text:span><text:span text:style-name="T19_36"><text:s/></text:span><text:span text:style-name="T19_37">socially</text:span><text:span text:style-name="T19_38"><text:s/></text:span><text:span text:style-name="T19_39">isolated</text:span><text:span text:style-name="T19_40">.<text:s/></text:span><text:span text:style-name="T19_41">She</text:span><text:span text:style-name="T19_42"><text:s/></text:span><text:span text:style-name="T19_43">also</text:span><text:span text:style-name="T19_44"><text:s/></text:span><text:span text:style-name="T19_45">worries</text:span><text:span text:style-name="T19_46"><text:s/></text:span><text:span text:style-name="T19_47">about</text:span><text:span text:style-name="T19_48"><text:s/></text:span><text:span text:style-name="T19_49">being</text:span><text:span text:style-name="T19_50"><text:s/></text:span><text:span text:style-name="T19_51">able</text:span><text:span text:style-name="T19_52"><text:s/></text:span><text:span text:style-name="T19_53">to</text:span><text:span text:style-name="T19_54"><text:s/></text:span><text:span text:style-name="T19_55">stay</text:span><text:span text:style-name="T19_56"><text:s/></text:span><text:span text:style-name="T19_57">in</text:span><text:span text:style-name="T19_58"><text:s/></text:span><text:span text:style-name="T19_59">her</text:span><text:span text:style-name="T19_60"><text:s/></text:span><text:span text:style-name="T19_61">own</text:span><text:span text:style-name="T19_62"><text:s/></text:span><text:span text:style-name="T19_63">home</text:span><text:span text:style-name="T19_64"><text:s/></text:span><text:span text:style-name="T19_65">as</text:span><text:span text:style-name="T19_66"><text:s/></text:span><text:span text:style-name="T19_67">her</text:span><text:span text:style-name="T19_68"><text:s/></text:span><text:span text:style-name="T19_69">health</text:span><text:span text:style-name="T19_70"><text:s/></text:span><text:span text:style-name="T19_71">gets</text:span><text:span text:style-name="T19_72"><text:s/></text:span><text:span text:style-name="T19_73">worse</text:span><text:span text:style-name="T19_74">.</text:span></text:p>
      <text:h text:style-name="P20" text:outline-level="10"><text:bookmark-start text:name="h.nko4znw8ybee"/><text:bookmark-end text:name="h.nko4znw8ybee"/><text:span text:style-name="T20_1">Internet</text:span><text:span text:style-name="T20_2"><text:s/></text:span><text:span text:style-name="T20_3">use</text:span></text:h>
      <text:p text:style-name="P21"><text:span text:style-name="T21_1">When</text:span><text:span text:style-name="T21_2"><text:s/></text:span><text:span text:style-name="T21_3">it</text:span><text:span text:style-name="T21_4"><text:s/></text:span><text:span text:style-name="T21_5">comes</text:span><text:span text:style-name="T21_6"><text:s/></text:span><text:span text:style-name="T21_7">to</text:span><text:span text:style-name="T21_8"><text:s/></text:span><text:span text:style-name="T21_9">using</text:span><text:span text:style-name="T21_10"><text:s/></text:span><text:span text:style-name="T21_11">the</text:span><text:span text:style-name="T21_12"><text:s/></text:span><text:span text:style-name="T21_13">internet</text:span><text:span text:style-name="T21_14">,<text:s/></text:span><text:span text:style-name="T21_15">Gwen</text:span><text:span text:style-name="T21_16">:</text:span></text:p>
      <text:list text:style-name="LS1" xml:id="list0">
        <text:list-item>
          <text:p text:style-name="P22"><text:span text:style-name="T22_1">is</text:span><text:span text:style-name="T22_2"><text:s/></text:span><text:span text:style-name="T22_3">not</text:span><text:span text:style-name="T22_4"><text:s/></text:span><text:span text:style-name="T22_5">connected</text:span><text:span text:style-name="T22_6"><text:s/></text:span><text:span text:style-name="T22_7">to</text:span><text:span text:style-name="T22_8"><text:s/></text:span><text:span text:style-name="T22_9">the</text:span><text:span text:style-name="T22_10"><text:s/></text:span><text:span text:style-name="T22_11">internet</text:span><text:span text:style-name="T22_12"><text:s/></text:span><text:span text:style-name="T22_13">at</text:span><text:span text:style-name="T22_14"><text:s/></text:span><text:span text:style-name="T22_15">home</text:span></text:p>
        </text:list-item>
        <text:list-item>
          <text:p text:style-name="P23"><text:span text:style-name="T23_1">does</text:span><text:span text:style-name="T23_2"><text:s/></text:span><text:span text:style-name="T23_3">not</text:span><text:span text:style-name="T23_4"><text:s/></text:span><text:span text:style-name="T23_5">own</text:span><text:span text:style-name="T23_6"><text:s/></text:span><text:span text:style-name="T23_7">a</text:span><text:span text:style-name="T23_8"><text:s/></text:span><text:span text:style-name="T23_9">computer</text:span><text:span text:style-name="T23_10">,<text:s/></text:span><text:span text:style-name="T23_11">tablet</text:span><text:span text:style-name="T23_12"><text:s/></text:span><text:span text:style-name="T23_13">or</text:span><text:span text:style-name="T23_14"><text:s/></text:span><text:span text:style-name="T23_15">smartphone</text:span><text:span text:style-name="T23_16"><text:s/></text:span></text:p>
        </text:list-item>
        <text:list-item>
          <text:p text:style-name="P24"><text:span text:style-name="T24_1">has</text:span><text:span text:style-name="T24_2"><text:s/></text:span><text:span text:style-name="T24_3">never</text:span><text:span text:style-name="T24_4"><text:s/></text:span><text:span text:style-name="T24_5">used</text:span><text:span text:style-name="T24_6"><text:s/></text:span><text:span text:style-name="T24_7">a</text:span><text:span text:style-name="T24_8"><text:s/></text:span><text:span text:style-name="T24_9">computer</text:span></text:p>
        </text:list-item>
        <text:list-item>
          <text:p text:style-name="P25"><text:span text:style-name="T25_1">has</text:span><text:span text:style-name="T25_2"><text:s/></text:span><text:span text:style-name="T25_3">a</text:span><text:span text:style-name="T25_4"><text:s/></text:span><text:span text:style-name="T25_5">landline</text:span><text:span text:style-name="T25_6"><text:s/></text:span><text:span text:style-name="T25_7">phone</text:span></text:p>
        </text:list-item>
        <text:list-item>
          <text:p text:style-name="P26"><text:span text:style-name="T26_1">does</text:span><text:span text:style-name="T26_2"><text:s/></text:span><text:span text:style-name="T26_3">not</text:span><text:span text:style-name="T26_4"><text:s/></text:span><text:span text:style-name="T26_5">see</text:span><text:span text:style-name="T26_6"><text:s/></text:span><text:span text:style-name="T26_7">how</text:span><text:span text:style-name="T26_8"><text:s/></text:span><text:span text:style-name="T26_9">learning</text:span><text:span text:style-name="T26_10"><text:s/></text:span><text:span text:style-name="T26_11">to</text:span><text:span text:style-name="T26_12"><text:s/></text:span><text:span text:style-name="T26_13">use</text:span><text:span text:style-name="T26_14"><text:s/></text:span><text:span text:style-name="T26_15">a</text:span><text:span text:style-name="T26_16"><text:s/></text:span><text:span text:style-name="T26_17">computer</text:span><text:span text:style-name="T26_18"><text:s/></text:span><text:span text:style-name="T26_19">would</text:span><text:span text:style-name="T26_20"><text:s/></text:span><text:span text:style-name="T26_21">be</text:span><text:span text:style-name="T26_22"><text:s/></text:span><text:span text:style-name="T26_23">at</text:span><text:span text:style-name="T26_24"><text:s/></text:span><text:span text:style-name="T26_25">all</text:span><text:span text:style-name="T26_26"><text:s/></text:span><text:span text:style-name="T26_27">feasible</text:span><text:span text:style-name="T26_28"><text:s/></text:span><text:span text:style-name="T26_29">with</text:span><text:span text:style-name="T26_30"><text:s/></text:span><text:span text:style-name="T26_31">her</text:span><text:span text:style-name="T26_32"><text:s/></text:span><text:span text:style-name="T26_33">health</text:span><text:span text:style-name="T26_34"><text:s/></text:span><text:span text:style-name="T26_35">conditions</text:span>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